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/>
    </style:style>
    <style:style style:name="P3" style:family="paragraph" style:parent-style-name="Standard">
      <style:paragraph-properties fo:margin-left="0.751cm" fo:margin-right="0cm" fo:margin-top="0cm" fo:margin-bottom="0cm" loext:contextual-spacing="false" fo:line-height="150%" fo:text-align="justify" style:justify-single-word="false" fo:text-indent="0.519cm" style:auto-text-indent="false"/>
      <style:text-properties style:font-name="Liberation Serif" officeooo:paragraph-rsid="0020f579"/>
    </style:style>
    <style:style style:name="P4" style:family="paragraph" style:parent-style-name="List_20_Paragraph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>
        <style:tab-stops>
          <style:tab-stop style:position="6.892cm"/>
        </style:tab-stops>
      </style:paragraph-properties>
      <style:text-properties style:font-name="Liberation Serif" fo:font-size="12pt" fo:language="id" fo:country="ID" fo:font-style="italic" fo:font-weight="normal" officeooo:rsid="001eaeb3" officeooo:paragraph-rsid="001ceb8c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erif" officeooo:rsid="00234d17" officeooo:paragraph-rsid="00234d17"/>
    </style:style>
    <style:style style:name="P6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64"/>
      <style:text-properties style:font-name="Liberation Serif"/>
    </style:style>
    <style:style style:name="P7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Liberation Serif" fo:font-size="14pt" fo:language="id" fo:country="ID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 style:list-style-name="WWNum1">
      <style:paragraph-properties fo:margin-left="0.751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Liberation Serif" fo:font-size="12pt" fo:language="id" fo:country="ID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List_20_Paragraph" style:list-style-name="WWNum16">
      <style:paragraph-properties fo:margin-top="0cm" fo:margin-bottom="0cm" loext:contextual-spacing="tru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 fo:font-weight="normal" officeooo:rsid="00213b11" officeooo:paragraph-rsid="00213b11" style:font-weight-asian="normal" style:font-weight-complex="normal"/>
    </style:style>
    <style:style style:name="P10" style:family="paragraph" style:parent-style-name="List_20_Paragraph" style:list-style-name="WWNum16">
      <style:paragraph-properties fo:margin-top="0cm" fo:margin-bottom="0cm" loext:contextual-spacing="tru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 fo:font-size="12pt" fo:language="id" fo:country="ID" officeooo:rsid="001a2912" officeooo:paragraph-rsid="001183ca" style:font-size-asian="12pt" style:font-name-complex="Times New Roman" style:font-size-complex="12pt"/>
    </style:style>
    <style:style style:name="P11" style:family="paragraph" style:parent-style-name="List_20_Paragraph" style:list-style-name="WWNum16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>
        <style:tab-stops>
          <style:tab-stop style:position="6.892cm"/>
        </style:tab-stops>
      </style:paragraph-properties>
      <style:text-properties style:font-name="Liberation Serif" fo:font-style="normal" officeooo:rsid="0022ccdd" officeooo:paragraph-rsid="0022ccdd" style:font-style-asian="normal" style:font-style-complex="normal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fo:font-size="14pt" fo:language="id" fo:country="ID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fo:font-size="12pt" fo:language="id" fo:country="ID" style:font-name-asian="Times New Roman" style:font-size-asian="12pt" style:language-asian="id" style:country-asian="ID" style:font-name-complex="Times New Roman" style:font-size-complex="12pt"/>
    </style:style>
    <style:style style:name="T4" style:family="text">
      <style:text-properties fo:font-size="12pt" fo:language="id" fo:country="ID" fo:font-weight="bold" style:font-name-asian="Times New Roman" style:font-size-asian="12pt" style:language-asian="id" style:country-asian="ID" style:font-weight-asian="bold" style:font-name-complex="Times New Roman" style:font-size-complex="12pt" style:font-weight-complex="bold"/>
    </style:style>
    <style:style style:name="T5" style:family="text">
      <style:text-properties fo:font-size="12pt" fo:language="id" fo:country="ID" fo:font-weight="bold" style:font-size-asian="12pt" style:font-weight-asian="bold" style:font-name-complex="Times New Roman" style:font-size-complex="12pt"/>
    </style:style>
    <style:style style:name="T6" style:family="text">
      <style:text-properties fo:font-size="12pt" fo:language="id" fo:country="ID" fo:font-weight="normal" style:font-name-asian="Times New Roman" style:font-size-asian="12pt" style:language-asian="id" style:country-asian="ID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id" fo:country="ID" fo:font-weight="normal" officeooo:rsid="00012d94" style:font-name-asian="Times New Roman" style:font-size-asian="12pt" style:language-asian="id" style:country-asian="ID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id" fo:country="ID" fo:font-weight="normal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language="id" fo:country="ID" fo:font-weight="normal" officeooo:rsid="001eaeb3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language="id" fo:country="ID" fo:font-weight="normal" officeooo:rsid="0022ddb3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language="id" fo:country="ID" style:font-size-asian="12pt" style:font-name-complex="Times New Roman" style:font-size-complex="12pt"/>
    </style:style>
    <style:style style:name="T12" style:family="text">
      <style:text-properties fo:font-size="12pt" fo:language="id" fo:country="ID" officeooo:rsid="001a2912" style:font-size-asian="12pt" style:font-name-complex="Times New Roman" style:font-size-complex="12pt"/>
    </style:style>
    <style:style style:name="T13" style:family="text">
      <style:text-properties fo:font-size="12pt" fo:language="id" fo:country="ID" officeooo:rsid="001f8004" style:font-size-asian="12pt" style:font-name-complex="Times New Roman" style:font-size-complex="12pt"/>
    </style:style>
    <style:style style:name="T14" style:family="text">
      <style:text-properties fo:font-size="12pt" fo:language="id" fo:country="ID" officeooo:rsid="00012d94" style:font-size-asian="12pt" style:font-name-complex="Times New Roman" style:font-size-complex="12pt"/>
    </style:style>
    <style:style style:name="T15" style:family="text">
      <style:text-properties fo:font-size="12pt" style:font-size-asian="12pt" style:font-name-complex="Times New Roman" style:font-size-complex="12pt"/>
    </style:style>
    <style:style style:name="T16" style:family="text">
      <style:text-properties fo:font-size="12pt" fo:font-weight="bold" style:font-size-asian="12pt" style:font-weight-asian="bold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oft-page-break/><text:span text:style-name="T1">BAB </text:span><text:span text:style-name="T2">V</text:span></text:h>
      <text:h text:style-name="P7" text:outline-level="1">PENUTUP</text:h>
      <text:h text:style-name="P7" text:outline-level="1"/>
      <text:list xml:id="list3636433665" text:style-name="WWNum1">
        <text:list-item>
          <text:p text:style-name="P8">Kesimpulan</text:p>
        </text:list-item>
      </text:list>
      <text:p text:style-name="P3"><text:span text:style-name="T3">Dari hasil dan pembahasan</text:span><text:span text:style-name="T4"> </text:span><text:span text:style-name="T7">Remastering GNU/Linux dengan ubuntu customization kit untuk mahasiswa berbasis Xubuntu</text:span><text:span text:style-name="T6"> maka</text:span><text:span text:style-name="T3"> dapat diambil kesimpulan sebagai berikut</text:span><text:span text:style-name="T11"> </text:span><text:span text:style-name="T15">:</text:span></text:p>
      <text:list xml:id="list3753064584" text:style-name="WWNum16">
        <text:list-item>
          <text:p text:style-name="P9"><text:span text:style-name="T12">D</text:span><text:span text:style-name="T11">engan melakukan remastering xubuntu 16.04 LTS dengan aplikasi <text:s/></text:span><text:span text:style-name="T14">ubuntu customization kit </text:span><text:span text:style-name="T11">kita bisa membuat distro yang efisien untuk mahasiswa.</text:span></text:p>
          <text:p text:style-name="P10"/>
        </text:list-item>
        <text:list-item>
          <text:p text:style-name="P11"><text:span text:style-name="T9">D</text:span><text:span text:style-name="T8">engan cara membuat distro yang sudah terpasang aplikasi-aplikasi yang dibutuhkan untuk mahasiswa. Seperti aplikasi text editor programming, local web server, </text:span><text:span text:style-name="T10">desain vektor, dan program office.</text:span></text:p>
        </text:list-item>
      </text:list>
      <text:p text:style-name="P4"/>
      <text:p text:style-name="P4"/>
      <text:p text:style-name="P2"><text:span text:style-name="T16">B. </text:span><text:span text:style-name="T5"><text:s/></text:span><text:span text:style-name="T16">SARAN</text:span></text:p>
      <text:p text:style-name="P5"><text:span text:style-name="T13">S</text:span><text:span text:style-name="T11">aran untuk peneliti berikutnya adalah untuk lebih baik dalam melakukan remaster dan menambahkan program-program lebih banyak lagi untuk kebutuhan mahasiswa tapi tetap dalam stabil untuk digunakan. Ditambah lagi untuk membuat icon, wallpaper, dan GTK+ secara team agar hasilnya lebih menari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Footer_20_Char" style:display-name="Foot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085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01cm" fo:margin-left="0cm" fo:margin-right="0cm" fo:margin-bottom="3.902cm" style:dynamic-spacing="true"/>
      </style:header-style>
      <style:footer-style>
        <style:header-footer-properties fo:min-height="1.916cm" fo:margin-left="0cm" fo:margin-right="0cm" fo:margin-top="1.8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4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iyanto</meta:initial-creator>
    <meta:editing-cycles>10</meta:editing-cycles>
    <meta:creation-date>2017-07-11T12:50:00</meta:creation-date>
    <dc:date>2018-08-14T19:06:22.266131269</dc:date>
    <meta:editing-duration>PT1H37M46S</meta:editing-duration>
    <meta:generator>LibreOffice/6.0.5.2$Linux_X86_64 LibreOffice_project/54c8cbb85f300ac59db32fe8a675ff7683cd5a16</meta:generator>
    <meta:print-date>2018-08-14T18:44:57.618129227</meta:print-date>
    <meta:document-statistic meta:table-count="0" meta:image-count="0" meta:object-count="0" meta:page-count="2" meta:paragraph-count="9" meta:word-count="115" meta:character-count="827" meta:non-whitespace-character-count="7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